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0] MCL_16_inBath <text:s text:c="36"/></text:p>
      <text:p text:style-name="P1">[1] MCL_16 <text:s text:c="43"/></text:p>
      <text:p text:style-name="P1">[2] HNO3_inBath <text:s text:c="38"/></text:p>
      <text:p text:style-name="P1">[3] HNO3 <text:s text:c="45"/></text:p>
      <text:p text:style-name="P1">[4] Zn_inBath <text:s text:c="40"/></text:p>
      <text:p text:style-name="P1">[5] Zn <text:s text:c="47"/></text:p>
      <text:p text:style-name="P1">[6] HF_inBath <text:s text:c="40"/></text:p>
      <text:p text:style-name="P1">[7] HF <text:s text:c="47"/></text:p>
      <text:p text:style-name="P1">[8] Ni_inBath <text:s text:c="40"/></text:p>
      <text:p text:style-name="P1">[9] Ni <text:s text:c="47"/></text:p>
      <text:p text:style-name="P1">[10] Pd_inBath <text:s text:c="39"/></text:p>
      <text:p text:style-name="P1">[11] Pd <text:s text:c="46"/></text:p>
      <text:p text:style-name="P1">[12] Au_inBath <text:s text:c="39"/></text:p>
      <text:p text:style-name="P1">[13] Au</text:p>
      <text:p text:style-name="P1">[14] Rinse 1_inBath</text:p>
      <text:p text:style-name="P1">[15] Rinse 1</text:p>
      <text:p text:style-name="P1">[16] Rinse 2_inBath</text:p>
      <text:p text:style-name="P1">[17] Rinse 2</text:p>
      <text:p text:style-name="P1">[18] Rinse 3_inBath</text:p>
      <text:p text:style-name="P1">[19] Rinse 3</text:p>
      <text:p text:style-name="P1">[20] Rinse 4_inBath</text:p>
      <text:p text:style-name="P1">[21] Rinse 4</text:p>
      <text:p text:style-name="P1">[22] Rinse 5_inBath</text:p>
      <text:p text:style-name="P1">[23] Rinse 5</text:p>
      <text:p text:style-name="P1">[24] Rinse 6_inBath</text:p>
      <text:p text:style-name="P1">[25] Rinse 6</text:p>
      <text:p text:style-name="P1">[26] Rinse 7_inBath</text:p>
      <text:p text:style-name="P1">[27] Rinse 7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0T13:23:15.412566506</meta:creation-date>
    <dc:date>2021-01-20T13:58:36.831808730</dc:date>
    <meta:editing-duration>PT25M21S</meta:editing-duration>
    <meta:editing-cycles>1</meta:editing-cycles>
    <meta:document-statistic meta:table-count="0" meta:image-count="0" meta:object-count="0" meta:page-count="1" meta:paragraph-count="28" meta:word-count="70" meta:character-count="926" meta:non-whitespace-character-count="324"/>
    <meta:generator>LibreOffice/7.0.4.2$Linux_X86_64 LibreOffice_project/00$Build-2</meta:generator>
  </office:meta>
</office:document-meta>
</file>